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elle1" style:family="table">
      <style:table-properties style:width="15.956cm" fo:margin-left="0cm" table:align="left"/>
    </style:style>
    <style:style style:name="Tabelle1.A" style:family="table-column">
      <style:table-column-properties style:column-width="2.09cm"/>
    </style:style>
    <style:style style:name="Tabelle1.B" style:family="table-column">
      <style:table-column-properties style:column-width="4.367cm"/>
    </style:style>
    <style:style style:name="Tabelle1.C" style:family="table-column">
      <style:table-column-properties style:column-width="9.499cm"/>
    </style:style>
    <style:style style:name="Tabelle1.A1" style:family="table-cell">
      <style:table-cell-properties fo:padding-left="0.106cm" fo:padding-right="0.106cm" fo:padding-top="0.071cm" fo:padding-bottom="0.071cm" fo:border="0.035cm solid #a3a3a3" style:writing-mode="lr-tb"/>
    </style:style>
    <style:style style:name="Tabelle2" style:family="table">
      <style:table-properties style:width="15.956cm" fo:margin-left="0cm" table:align="left"/>
    </style:style>
    <style:style style:name="Tabelle2.A" style:family="table-column">
      <style:table-column-properties style:column-width="2.616cm"/>
    </style:style>
    <style:style style:name="Tabelle2.B" style:family="table-column">
      <style:table-column-properties style:column-width="4.833cm"/>
    </style:style>
    <style:style style:name="Tabelle2.C" style:family="table-column">
      <style:table-column-properties style:column-width="8.507cm"/>
    </style:style>
    <style:style style:name="Tabelle2.A1" style:family="table-cell">
      <style:table-cell-properties fo:padding-left="0.106cm" fo:padding-right="0.106cm" fo:padding-top="0.071cm" fo:padding-bottom="0.071cm" fo:border="0.035cm solid #a3a3a3" style:writing-mode="lr-tb"/>
    </style:style>
    <style:style style:name="Tabelle3" style:family="table">
      <style:table-properties style:width="15.956cm" fo:margin-left="0cm" table:align="left"/>
    </style:style>
    <style:style style:name="Tabelle3.A" style:family="table-column">
      <style:table-column-properties style:column-width="3.801cm"/>
    </style:style>
    <style:style style:name="Tabelle3.B" style:family="table-column">
      <style:table-column-properties style:column-width="4.519cm"/>
    </style:style>
    <style:style style:name="Tabelle3.C" style:family="table-column">
      <style:table-column-properties style:column-width="7.636cm"/>
    </style:style>
    <style:style style:name="Tabelle3.A1" style:family="table-cell">
      <style:table-cell-properties fo:padding-left="0.106cm" fo:padding-right="0.106cm" fo:padding-top="0.071cm" fo:padding-bottom="0.071cm" fo:border="0.035cm solid #a3a3a3" style:writing-mode="lr-tb"/>
    </style:style>
    <style:style style:name="Tabelle4" style:family="table">
      <style:table-properties style:width="15.956cm" fo:margin-left="0cm" table:align="left"/>
    </style:style>
    <style:style style:name="Tabelle4.A" style:family="table-column">
      <style:table-column-properties style:column-width="3.838cm"/>
    </style:style>
    <style:style style:name="Tabelle4.B" style:family="table-column">
      <style:table-column-properties style:column-width="4.822cm"/>
    </style:style>
    <style:style style:name="Tabelle4.C" style:family="table-column">
      <style:table-column-properties style:column-width="7.295cm"/>
    </style:style>
    <style:style style:name="Tabelle4.A1" style:family="table-cell">
      <style:table-cell-properties fo:padding-left="0.106cm" fo:padding-right="0.106cm" fo:padding-top="0.071cm" fo:padding-bottom="0.071cm" fo:border="0.035cm solid #a3a3a3" style:writing-mode="lr-tb"/>
    </style:style>
    <style:style style:name="Tabelle5" style:family="table">
      <style:table-properties style:width="16.203cm" fo:margin-left="0cm" table:align="left"/>
    </style:style>
    <style:style style:name="Tabelle5.A" style:family="table-column">
      <style:table-column-properties style:column-width="4.394cm"/>
    </style:style>
    <style:style style:name="Tabelle5.B" style:family="table-column">
      <style:table-column-properties style:column-width="4.399cm"/>
    </style:style>
    <style:style style:name="Tabelle5.C" style:family="table-column">
      <style:table-column-properties style:column-width="7.41cm"/>
    </style:style>
    <style:style style:name="Tabelle5.A1" style:family="table-cell">
      <style:table-cell-properties fo:padding-left="0.106cm" fo:padding-right="0.106cm" fo:padding-top="0.071cm" fo:padding-bottom="0.071cm" fo:border="0.035cm solid #a3a3a3" style:writing-mode="lr-tb"/>
    </style:style>
    <style:style style:name="Tabelle6" style:family="table">
      <style:table-properties style:width="15.97cm" fo:margin-left="0.014cm" table:align="left"/>
    </style:style>
    <style:style style:name="Tabelle6.A" style:family="table-column">
      <style:table-column-properties style:column-width="4.366cm"/>
    </style:style>
    <style:style style:name="Tabelle6.B" style:family="table-column">
      <style:table-column-properties style:column-width="4.385cm"/>
    </style:style>
    <style:style style:name="Tabelle6.C" style:family="table-column">
      <style:table-column-properties style:column-width="7.22cm"/>
    </style:style>
    <style:style style:name="Tabelle6.A1" style:family="table-cell">
      <style:table-cell-properties fo:padding="0.097cm" fo:border-left="0.035cm solid #999999" fo:border-right="none" fo:border-top="0.035cm solid #999999" fo:border-bottom="0.035cm solid #999999" style:writing-mode="lr-tb"/>
    </style:style>
    <style:style style:name="Tabelle6.C1" style:family="table-cell">
      <style:table-cell-properties fo:padding="0.097cm" fo:border="0.035cm solid #999999" style:writing-mode="lr-tb"/>
    </style:style>
    <style:style style:name="Tabelle6.A2" style:family="table-cell">
      <style:table-cell-properties fo:padding="0.097cm" fo:border-left="0.035cm solid #999999" fo:border-right="none" fo:border-top="none" fo:border-bottom="0.035cm solid #999999" style:writing-mode="lr-tb"/>
    </style:style>
    <style:style style:name="Tabelle6.C2" style:family="table-cell">
      <style:table-cell-properties fo:padding="0.097cm" fo:border-left="0.035cm solid #999999" fo:border-right="0.035cm solid #999999" fo:border-top="none" fo:border-bottom="0.035cm solid #999999" style:writing-mode="lr-tb"/>
    </style:style>
    <style:style style:name="Tabelle7" style:family="table">
      <style:table-properties style:width="15.97cm" fo:margin-left="0.014cm" table:align="left"/>
    </style:style>
    <style:style style:name="Tabelle7.A" style:family="table-column">
      <style:table-column-properties style:column-width="4.366cm"/>
    </style:style>
    <style:style style:name="Tabelle7.B" style:family="table-column">
      <style:table-column-properties style:column-width="4.385cm"/>
    </style:style>
    <style:style style:name="Tabelle7.C" style:family="table-column">
      <style:table-column-properties style:column-width="7.22cm"/>
    </style:style>
    <style:style style:name="Tabelle7.A1" style:family="table-cell">
      <style:table-cell-properties fo:padding="0.097cm" fo:border-left="0.035cm solid #999999" fo:border-right="none" fo:border-top="0.035cm solid #999999" fo:border-bottom="0.035cm solid #999999" style:writing-mode="lr-tb"/>
    </style:style>
    <style:style style:name="Tabelle7.C1" style:family="table-cell">
      <style:table-cell-properties fo:padding="0.097cm" fo:border="0.035cm solid #999999" style:writing-mode="lr-tb"/>
    </style:style>
    <style:style style:name="Tabelle7.A2" style:family="table-cell">
      <style:table-cell-properties fo:padding="0.097cm" fo:border-left="0.035cm solid #999999" fo:border-right="none" fo:border-top="none" fo:border-bottom="0.035cm solid #999999" style:writing-mode="lr-tb"/>
    </style:style>
    <style:style style:name="Tabelle7.C2" style:family="table-cell">
      <style:table-cell-properties fo:padding="0.097cm" fo:border-left="0.035cm solid #999999" fo:border-right="0.035cm solid #999999" fo:border-top="none" fo:border-bottom="0.035cm solid #999999" style:writing-mode="lr-tb"/>
    </style:style>
    <style:style style:name="Tabelle8" style:family="table">
      <style:table-properties style:width="15.97cm" fo:margin-left="0.014cm" table:align="left"/>
    </style:style>
    <style:style style:name="Tabelle8.A" style:family="table-column">
      <style:table-column-properties style:column-width="4.366cm"/>
    </style:style>
    <style:style style:name="Tabelle8.B" style:family="table-column">
      <style:table-column-properties style:column-width="4.385cm"/>
    </style:style>
    <style:style style:name="Tabelle8.C" style:family="table-column">
      <style:table-column-properties style:column-width="7.22cm"/>
    </style:style>
    <style:style style:name="Tabelle8.A1" style:family="table-cell">
      <style:table-cell-properties fo:padding="0.097cm" fo:border-left="0.035cm solid #999999" fo:border-right="none" fo:border-top="0.035cm solid #999999" fo:border-bottom="0.035cm solid #999999" style:writing-mode="lr-tb"/>
    </style:style>
    <style:style style:name="Tabelle8.C1" style:family="table-cell">
      <style:table-cell-properties fo:padding="0.097cm" fo:border="0.035cm solid #999999" style:writing-mode="lr-tb"/>
    </style:style>
    <style:style style:name="Tabelle8.A2" style:family="table-cell">
      <style:table-cell-properties fo:padding="0.097cm" fo:border-left="0.035cm solid #999999" fo:border-right="none" fo:border-top="none" fo:border-bottom="0.035cm solid #999999" style:writing-mode="lr-tb"/>
    </style:style>
    <style:style style:name="Tabelle8.C2" style:family="table-cell">
      <style:table-cell-properties fo:padding="0.097cm" fo:border-left="0.035cm solid #999999" fo:border-right="0.035cm solid #999999" fo:border-top="none" fo:border-bottom="0.035cm solid #999999" style:writing-mode="lr-tb"/>
    </style:style>
    <style:style style:name="Tabelle9" style:family="table">
      <style:table-properties style:width="15.97cm" fo:margin-left="0.014cm" table:align="left"/>
    </style:style>
    <style:style style:name="Tabelle9.A" style:family="table-column">
      <style:table-column-properties style:column-width="4.366cm"/>
    </style:style>
    <style:style style:name="Tabelle9.B" style:family="table-column">
      <style:table-column-properties style:column-width="4.385cm"/>
    </style:style>
    <style:style style:name="Tabelle9.C" style:family="table-column">
      <style:table-column-properties style:column-width="7.22cm"/>
    </style:style>
    <style:style style:name="Tabelle9.A1" style:family="table-cell">
      <style:table-cell-properties fo:padding="0.097cm" fo:border-left="0.035cm solid #999999" fo:border-right="none" fo:border-top="0.035cm solid #999999" fo:border-bottom="0.035cm solid #999999" style:writing-mode="lr-tb"/>
    </style:style>
    <style:style style:name="Tabelle9.C1" style:family="table-cell">
      <style:table-cell-properties fo:padding="0.097cm" fo:border="0.035cm solid #999999" style:writing-mode="lr-tb"/>
    </style:style>
    <style:style style:name="Tabelle9.A2" style:family="table-cell">
      <style:table-cell-properties fo:padding="0.097cm" fo:border-left="0.035cm solid #999999" fo:border-right="none" fo:border-top="none" fo:border-bottom="0.035cm solid #999999" style:writing-mode="lr-tb"/>
    </style:style>
    <style:style style:name="Tabelle9.C2" style:family="table-cell">
      <style:table-cell-properties fo:padding="0.097cm" fo:border-left="0.035cm solid #999999" fo:border-right="0.035cm solid #999999" fo:border-top="none" fo:border-bottom="0.035cm solid #999999" style:writing-mode="lr-tb"/>
    </style:style>
    <style:style style:name="Tabelle10" style:family="table">
      <style:table-properties style:width="15.991cm" fo:margin-left="0cm" table:align="left"/>
    </style:style>
    <style:style style:name="Tabelle10.A" style:family="table-column">
      <style:table-column-properties style:column-width="5.33cm"/>
    </style:style>
    <style:style style:name="Tabelle10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e10.C1" style:family="table-cell">
      <style:table-cell-properties fo:padding="0.097cm" fo:border="0.002cm solid #000000" style:writing-mode="lr-tb"/>
    </style:style>
    <style:style style:name="Tabelle10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e10.C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text-properties fo:font-size="11pt" style:font-size-asian="11pt" style:language-asian="de" style:country-asian="DE" style:font-name-complex="Times New Roman" style:font-size-complex="11pt"/>
    </style:style>
    <style:style style:name="P2" style:family="paragraph" style:parent-style-name="Standard">
      <style:text-properties fo:color="#5b9bd5" fo:font-size="11pt" style:font-size-asian="11pt" style:language-asian="de" style:country-asian="DE" style:font-name-complex="Times New Roman" style:font-size-complex="11pt"/>
    </style:style>
    <style:style style:name="P3" style:family="paragraph" style:parent-style-name="Standard">
      <style:text-properties fo:color="#009933" fo:font-size="11pt" style:font-size-asian="11pt" style:language-asian="de" style:country-asian="DE" style:font-name-complex="Times New Roman" style:font-size-complex="11pt"/>
    </style:style>
    <style:style style:name="P4" style:family="paragraph" style:parent-style-name="Table_20_Contents">
      <style:text-properties fo:font-size="11pt" style:font-size-asian="11pt" style:font-name-complex="Times New Roman" style:font-size-complex="11pt"/>
    </style:style>
    <style:style style:name="P5" style:family="paragraph" style:parent-style-name="Standard" style:master-page-name="MP0">
      <style:paragraph-properties style:page-number="auto" fo:break-before="page"/>
      <style:text-properties fo:font-size="11pt" style:font-size-asian="11pt" style:language-asian="de" style:country-asian="DE" style:font-name-complex="Times New Roman" style:font-size-complex="11pt"/>
    </style:style>
    <style:style style:name="P6" style:family="paragraph" style:parent-style-name="Standard">
      <style:text-properties fo:font-size="11pt" style:font-size-asian="11pt" style:language-asian="de" style:country-asian="DE" style:font-name-complex="Times New Roman" style:font-size-complex="11pt"/>
    </style:style>
    <style:style style:name="P7" style:family="paragraph" style:parent-style-name="Standard" style:list-style-name="L1">
      <style:paragraph-properties fo:margin-left="0.529cm" fo:margin-right="0cm" fo:text-indent="0.397cm" style:auto-text-indent="false">
        <style:tab-stops/>
      </style:paragraph-properties>
    </style:style>
    <style:style style:name="P8" style:family="paragraph" style:parent-style-name="Standard" style:list-style-name="L1">
      <style:paragraph-properties fo:margin-left="0.529cm" fo:margin-right="0cm" fo:text-indent="0.397cm" style:auto-text-indent="false">
        <style:tab-stops/>
      </style:paragraph-properties>
      <style:text-properties fo:font-size="11pt" style:font-size-asian="11pt" style:language-asian="de" style:country-asian="DE" style:font-name-complex="Times New Roman" style:font-size-complex="11pt"/>
    </style:style>
    <style:style style:name="P9" style:family="paragraph" style:parent-style-name="Standard" style:list-style-name="L1">
      <style:paragraph-properties fo:margin-left="0.529cm" fo:margin-right="0cm" fo:text-indent="0.397cm" style:auto-text-indent="false">
        <style:tab-stops/>
      </style:paragraph-properties>
      <style:text-properties fo:color="#009900" fo:font-size="11pt" style:font-size-asian="11pt" style:language-asian="de" style:country-asian="DE" style:font-name-complex="Times New Roman" style:font-size-complex="11pt"/>
    </style:style>
    <style:style style:name="P10" style:family="paragraph" style:parent-style-name="Standard" style:list-style-name="L1">
      <style:paragraph-properties fo:margin-left="0.529cm" fo:margin-right="0cm" fo:text-indent="0.416cm" style:auto-text-indent="false">
        <style:tab-stops/>
      </style:paragraph-properties>
    </style:style>
    <style:style style:name="T1" style:family="text">
      <style:text-properties fo:font-size="11pt" style:font-size-asian="11pt" style:language-asian="de" style:country-asian="DE" style:font-name-complex="Times New Roman" style:font-size-complex="11pt"/>
    </style:style>
    <style:style style:name="T2" style:family="text">
      <style:text-properties fo:font-size="11pt" fo:font-weight="bold" style:font-size-asian="11pt" style:language-asian="de" style:country-asian="DE" style:font-weight-asian="bold" style:font-name-complex="Times New Roman" style:font-size-complex="11pt" style:font-weight-complex="bold"/>
    </style:style>
    <style:style style:name="T3" style:family="text">
      <style:text-properties fo:color="#5b9bd5" fo:font-size="11pt" style:font-size-asian="11pt" style:language-asian="de" style:country-asian="DE" style:font-name-complex="Times New Roman" style:font-size-complex="11pt"/>
    </style:style>
    <style:style style:name="T4" style:family="text">
      <style:text-properties style:text-line-through-style="solid" fo:font-size="11pt" style:text-underline-mode="continuous" style:text-overline-mode="continuous" style:text-line-through-mode="continuous" style:font-size-asian="11pt" style:language-asian="de" style:country-asian="DE" style:font-name-complex="Times New Roman" style:font-size-complex="11pt"/>
    </style:style>
    <style:style style:name="T5" style:family="text">
      <style:text-properties fo:color="#009900" fo:font-size="11pt" style:font-size-asian="11pt" style:language-asian="de" style:country-asian="DE" style:font-name-complex="Times New Roman" style:font-size-complex="11pt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nwendungsfall Registrierung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Stand</text:p>
          </table:table-cell>
          <table:table-cell table:style-name="Tabelle1.A1" office:value-type="string">
            <text:p text:style-name="P1">Aktion</text:p>
          </table:table-cell>
          <table:table-cell table:style-name="Tabelle1.A1" office:value-type="string">
            <text:p text:style-name="P1">Reaktion</text:p>
          </table:table-cell>
        </table:table-row>
        <table:table-row>
          <table:table-cell table:style-name="Tabelle1.A1" office:value-type="string">
            <text:p text:style-name="P1">Geöffnete Seite</text:p>
          </table:table-cell>
          <table:table-cell table:style-name="Tabelle1.A1" office:value-type="string">
            <text:p text:style-name="P1">Nutzer loggt sich zum ersten Mal via Shibboleth ein</text:p>
          </table:table-cell>
          <table:table-cell table:style-name="Tabelle1.A1" office:value-type="string">
            <text:p text:style-name="P1">Willkommensbildschirm, Formular Studienbeginn/Studiengang/Prüfungsordnung(Pflicht)</text:p>
          </table:table-cell>
        </table:table-row>
        <table:table-row>
          <table:table-cell table:style-name="Tabelle1.A1" office:value-type="string">
            <text:p text:style-name="P1"> </text:p>
          </table:table-cell>
          <table:table-cell table:style-name="Tabelle1.A1" office:value-type="string">
            <text:p text:style-name="P1">Nutzer gibt alle benötigte Informationen an, drückt auf weiter</text:p>
          </table:table-cell>
          <table:table-cell table:style-name="Tabelle1.A1" office:value-type="string">
            <text:p text:style-name="P1">Formular zur Eingabe des aktuellen Studienstands(bestandene, begonnen Prüfungsleistungen, Ablegesemester)</text:p>
          </table:table-cell>
        </table:table-row>
        <table:table-row>
          <table:table-cell table:style-name="Tabelle1.A1" office:value-type="string">
            <text:p text:style-name="P1"> </text:p>
          </table:table-cell>
          <table:table-cell table:style-name="Tabelle1.A1" office:value-type="string">
            <text:p text:style-name="P1">Nutzer vervollständigt Daten, Bestätigung</text:p>
          </table:table-cell>
          <table:table-cell table:style-name="Tabelle1.A1" office:value-type="string">
            <text:p text:style-name="P1">Weiterleitung auf Hauptseite, keine Studienpläne vorhanden</text:p>
          </table:table-cell>
        </table:table-row>
      </table:table>
      <text:p text:style-name="P1">Anwendungsfall Login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1">Stand</text:p>
          </table:table-cell>
          <table:table-cell table:style-name="Tabelle2.A1" office:value-type="string">
            <text:p text:style-name="P1">Aktion</text:p>
          </table:table-cell>
          <table:table-cell table:style-name="Tabelle2.A1" office:value-type="string">
            <text:p text:style-name="P1">Reaktion</text:p>
          </table:table-cell>
        </table:table-row>
        <table:table-row>
          <table:table-cell table:style-name="Tabelle2.A1" office:value-type="string">
            <text:p text:style-name="P1">Geöffnete Seite</text:p>
          </table:table-cell>
          <table:table-cell table:style-name="Tabelle2.A1" office:value-type="string">
            <text:p text:style-name="P1">Nutzer logt sich via Shibboleth ein</text:p>
          </table:table-cell>
          <table:table-cell table:style-name="Tabelle2.A1" office:value-type="string">
            <text:p text:style-name="P1">Weiterleitung auf Hauptseite mit ggfs. bereits angelegten Studienplänen</text:p>
          </table:table-cell>
        </table:table-row>
      </table:table>
      <text:p text:style-name="P1">Anwendungsfall Studienplan anlegen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1">Stand</text:p>
          </table:table-cell>
          <table:table-cell table:style-name="Tabelle3.A1" office:value-type="string">
            <text:p text:style-name="P1">Aktion</text:p>
          </table:table-cell>
          <table:table-cell table:style-name="Tabelle3.A1" office:value-type="string">
            <text:p text:style-name="P1">Reaktion</text:p>
          </table:table-cell>
        </table:table-row>
        <table:table-row>
          <table:table-cell table:style-name="Tabelle3.A1" office:value-type="string">
            <text:p text:style-name="P1">Hauptseite, Informatikstudent im 3. Fachsemester, alle empfohlenen Module aus den ersten beiden Semestern bestanden</text:p>
          </table:table-cell>
          <table:table-cell table:style-name="Tabelle3.A1" office:value-type="string">
            <text:p text:style-name="P1">Nutzer klickt auf "Neuen Studienplan erstellen"</text:p>
          </table:table-cell>
          <table:table-cell table:style-name="Tabelle3.A1" office:value-type="string">
            <text:p text:style-name="Standard"><text:span text:style-name="Absatz-Standardschriftart"><text:span text:style-name="T1">PopUp, Bitte Dateinamen eingeben, </text:span></text:span><text:span text:style-name="Absatz-Standardschriftart"><text:span text:style-name="T3">„Neuer Studien</text:span></text:span><text:span text:style-name="Absatz-Standardschriftart"><text:span text:style-name="T3">plan 1“ </text:span></text:span><text:span text:style-name="Absatz-Standardschriftart"><text:span text:style-name="T1">voreingestellt</text:span></text:span></text:p>
          </table:table-cell>
        </table:table-row>
        <table:table-row>
          <table:table-cell table:style-name="Tabelle3.A1" office:value-type="string">
            <text:p text:style-name="P1"> </text:p>
          </table:table-cell>
          <table:table-cell table:style-name="Tabelle3.A1" office:value-type="string">
            <text:p text:style-name="P1">Nutzer gibt Name „Mein Studienplan“ an, bestätigt</text:p>
          </table:table-cell>
          <table:table-cell table:style-name="Tabelle3.A1" office:value-type="string">
            <text:p text:style-name="P1">Studienplan öffnet sich in Bearbeitungsansicht, wird zur Liste der bereits erstellten Pläne hinzugefügt</text:p>
          </table:table-cell>
        </table:table-row>
        <table:table-row>
          <table:table-cell table:style-name="Tabelle3.A1" office:value-type="string">
            <text:p text:style-name="P1">Bearbeitungsansicht, bereits bestandene Prüfungen sind im Plan enthalten</text:p>
          </table:table-cell>
          <table:table-cell table:style-name="Tabelle3.A1" office:value-type="string">
            <text:p text:style-name="P2">Nutzer blendet bestandene Prüfungen aus</text:p>
          </table:table-cell>
          <table:table-cell table:style-name="Tabelle3.A1" office:value-type="string">
            <text:p text:style-name="P1"> </text:p>
          </table:table-cell>
        </table:table-row>
      </table:table>
      <text:p text:style-name="P1">Anwendungsfall Manuelle Bearbeitung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1">Stand</text:p>
          </table:table-cell>
          <table:table-cell table:style-name="Tabelle4.A1" office:value-type="string">
            <text:p text:style-name="P1">Aktion</text:p>
          </table:table-cell>
          <table:table-cell table:style-name="Tabelle4.A1" office:value-type="string">
            <text:p text:style-name="P1">Reaktion</text:p>
          </table:table-cell>
        </table:table-row>
        <table:table-row>
          <table:table-cell table:style-name="Tabelle4.A1" office:value-type="string">
            <text:p text:style-name="P1">Hauptseite, Infostudent... (wie oben)</text:p>
          </table:table-cell>
          <table:table-cell table:style-name="Tabelle4.A1" office:value-type="string">
            <text:p text:style-name="P1">Klick auf „Mein Studienplan“</text:p>
          </table:table-cell>
          <table:table-cell table:style-name="Tabelle4.A1" office:value-type="string">
            <text:p text:style-name="P1">„Mein Studienplan“ wird in Bearbeitungsansicht geöffnet</text:p>
          </table:table-cell>
        </table:table-row>
        <table:table-row>
          <table:table-cell table:style-name="Tabelle4.A1" office:value-type="string">
            <text:p text:style-name="P1">Bearbeitungsansicht</text:p>
          </table:table-cell>
          <table:table-cell table:style-name="Tabelle4.A1" office:value-type="string">
            <text:p text:style-name="P1">Student wählt Filter „Pflichtveranstaltungen“ aus</text:p>
          </table:table-cell>
          <table:table-cell table:style-name="Tabelle4.A1" office:value-type="string">
            <text:p text:style-name="P1">Alle Pflichtveranstaltungen werden angezeigt</text:p>
          </table:table-cell>
        </table:table-row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Gibt „Praxis“ in Suchfeld ein</text:p>
          </table:table-cell>
          <table:table-cell table:style-name="Tabelle4.A1" office:value-type="string">
            <text:p text:style-name="P1">Alle Veranstaltungen, die „Praxis“ im Titel enthalten, werden angezeigt</text:p>
          </table:table-cell>
        </table:table-row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Mouseover Modul "Praxis der Softwareentwicklung"</text:p>
          </table:table-cell>
          <table:table-cell table:style-name="Tabelle4.A1" office:value-type="string">
            <text:p text:style-name="P1">Tooltip mit grundlegenden Information zu Modul</text:p>
          </table:table-cell>
        </table:table-row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Klick auf Modul</text:p>
          </table:table-cell>
          <table:table-cell table:style-name="Tabelle4.A1" office:value-type="string">
            <text:p text:style-name="P1">Detailansicht öffnet sich</text:p>
          </table:table-cell>
        </table:table-row>
        <table:table-row>
          <table:table-cell table:style-name="Tabelle4.A1" office:value-type="string">
            <text:p text:style-name="P1">Bearbeitungsansicht mit Detailansicht in Seitenleiste</text:p>
          </table:table-cell>
          <table:table-cell table:style-name="Tabelle4.A1" office:value-type="string">
            <text:p text:style-name="P1">Drag and Drop mit Modulname in Zeile „Semester 3“ (Hover farbige Hervorhebung)</text:p>
          </table:table-cell>
          <table:table-cell table:style-name="Tabelle4.A1" office:value-type="string">
            <text:p text:style-name="P1">Modul wird dort angezeigt, ECTS-Summe des dritten Semesters und Gesamt-ECTS werden aktualisiert, aktueller Stand wird gespeichert, Modul wird in Liste ausgegraut</text:p>
          </table:table-cell>
        </table:table-row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Gibt „Wahrsch“ in Suchfeld ein</text:p>
          </table:table-cell>
          <table:table-cell table:style-name="Tabelle4.A1" office:value-type="string">
            <text:p text:style-name="P1">Alle Veranstaltungen ....</text:p>
          </table:table-cell>
        </table:table-row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Drag and Drop Listeintrag</text:p>
          </table:table-cell>
          <table:table-cell table:style-name="Tabelle4.A1" office:value-type="string">
            <text:p text:style-name="P1">...</text:p>
          </table:table-cell>
        </table:table-row>
        <text:soft-page-break/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Löschen ...</text:p>
          </table:table-cell>
          <table:table-cell table:style-name="Tabelle4.A1" office:value-type="string">
            <text:p text:style-name="P1"> </text:p>
          </table:table-cell>
        </table:table-row>
      </table:table>
      <text:p text:style-name="P1"> </text:p>
      <text:p text:style-name="P1">Anwendungsfall Studienplanvervollständigung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1">Stand</text:p>
          </table:table-cell>
          <table:table-cell table:style-name="Tabelle5.A1" office:value-type="string">
            <text:p text:style-name="P1">Aktion</text:p>
          </table:table-cell>
          <table:table-cell table:style-name="Tabelle5.A1" office:value-type="string">
            <text:p text:style-name="P1">Reaktion</text:p>
          </table:table-cell>
        </table:table-row>
        <table:table-row>
          <table:table-cell table:style-name="Tabelle5.A1" office:value-type="string">
            <text:p text:style-name="P1">Bearbeitungsansicht</text:p>
          </table:table-cell>
          <table:table-cell table:style-name="Tabelle5.A1" office:value-type="string">
            <text:p text:style-name="P1">Der Nutzer bearbeitet seinen Studienplan manuell und fügt Module hinzu, welche er auf jeden Fall hören will.</text:p>
          </table:table-cell>
          <table:table-cell table:style-name="Tabelle5.A1" office:value-type="string">
            <text:p text:style-name="P1">Die Bearbeitungen werden übernommen.</text:p>
          </table:table-cell>
        </table:table-row>
        <table:table-row>
          <table:table-cell table:style-name="Tabelle5.A1" office:value-type="string">
            <text:p text:style-name="P1"> </text:p>
          </table:table-cell>
          <table:table-cell table:style-name="Tabelle5.A1" office:value-type="string">
            <text:p text:style-name="P1">Der Nutzer klickt auf den Knopf "Plan vervollständigen"</text:p>
          </table:table-cell>
          <table:table-cell table:style-name="Tabelle5.A1" office:value-type="string">
            <text:p text:style-name="P1">Eine neue Ansicht mit einem Formular/Wizard wird geöffnet.<text:line-break/>Dort werden folgende Daten abgefragt:<text:line-break/>- Ziel des vervollständigten Studienplans:<text:line-break/>* ECTS-Minimum<text:line-break/>* Gewünschte Vertiefungsrichtung<text:line-break/>* Schneller Studienabschluss<text:line-break/>* Möglichst gleichmäßig Verteilte ECTS über Semester<text:line-break/>- Semesterbegrenzungen für ECTS Punkte<text:line-break/>- Minimale Semsterzahl<text:line-break/>- Maximale Semesterzahl<text:line-break/>- Angabe der gewünschte Vertiefungsrichtungen<text:line-break/>- Präferenzen für Module bearbeiten</text:p>
          </table:table-cell>
        </table:table-row>
        <table:table-row>
          <table:table-cell table:style-name="Tabelle5.A1" office:value-type="string">
            <text:p text:style-name="P1"> </text:p>
          </table:table-cell>
          <table:table-cell table:style-name="Tabelle5.A1" office:value-type="string">
            <text:p text:style-name="P1">Der Nutzer gibt die geforderten Daten ein</text:p>
          </table:table-cell>
          <table:table-cell table:style-name="Tabelle5.A1" office:value-type="string">
            <text:p text:style-name="P1">Das System generiert einen vollständigen Studienplan. TODO Diese werden als Unterstudienpläne (definiere! - GUI-Zeichnung, Parent-Child-Architektur, Kompositum) abgespeichert. Der Benutzer wird gefragt, ob er die verschiedenen Pläne vergleichen will.</text:p>
          </table:table-cell>
        </table:table-row>
      </table:table>
      <text:p text:style-name="P1"/>
      <text:p text:style-name="P1">Anwendungsfall Studienplan duplizieren und löschen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4">Stand</text:p>
          </table:table-cell>
          <table:table-cell table:style-name="Tabelle6.A1" office:value-type="string">
            <text:p text:style-name="P4">Aktion</text:p>
          </table:table-cell>
          <table:table-cell table:style-name="Tabelle6.C1" office:value-type="string">
            <text:p text:style-name="P4">Reaktion</text:p>
          </table:table-cell>
        </table:table-row>
        <table:table-row>
          <table:table-cell table:style-name="Tabelle6.A2" office:value-type="string">
            <text:p text:style-name="P4">Hauptansicht, es existiert ein Studienplan „Mein Studienplan“</text:p>
          </table:table-cell>
          <table:table-cell table:style-name="Tabelle6.A2" office:value-type="string">
            <text:p text:style-name="P4">Nutzer klickt rechts des Studienplans auf „Duplizieren“.</text:p>
          </table:table-cell>
          <table:table-cell table:style-name="Tabelle6.C2" office:value-type="string">
            <text:p text:style-name="P4">Ein neuer Studienplan „Mein Studienplan – Kopie“ taucht unter dem Ersten auf.</text:p>
            <text:p text:style-name="P4"/>
          </table:table-cell>
        </table:table-row>
        <table:table-row>
          <table:table-cell table:style-name="Tabelle6.A2" office:value-type="string">
            <text:p text:style-name="P4"/>
          </table:table-cell>
          <table:table-cell table:style-name="Tabelle6.A2" office:value-type="string">
            <text:p text:style-name="P4">Nutzer klickt beim Studienplan „Mein Studienplan“ auf „Löschen“.</text:p>
          </table:table-cell>
          <table:table-cell table:style-name="Tabelle6.C2" office:value-type="string">
            <text:p text:style-name="P4">Frage-Dialog „Wollen Sie den Studienplan 'Mein Studienplan' wirklich löschen?“ erscheint</text:p>
          </table:table-cell>
        </table:table-row>
        <table:table-row>
          <table:table-cell table:style-name="Tabelle6.A2" office:value-type="string">
            <text:p text:style-name="P4"/>
          </table:table-cell>
          <table:table-cell table:style-name="Tabelle6.A2" office:value-type="string">
            <text:p text:style-name="P4">Nutzer klickt auf „Nein“.</text:p>
          </table:table-cell>
          <table:table-cell table:style-name="Tabelle6.C2" office:value-type="string">
            <text:p text:style-name="P4">Dialog verschwindet, Rückkehr zur Hauptansicht ohne Änderung.</text:p>
          </table:table-cell>
        </table:table-row>
        <table:table-row>
          <table:table-cell table:style-name="Tabelle6.A2" office:value-type="string">
            <text:p text:style-name="P4"/>
          </table:table-cell>
          <table:table-cell table:style-name="Tabelle6.A2" office:value-type="string">
            <text:p text:style-name="P4">Nutzer klickt beim Studienplan „Mein Studienplan – Kopie“ auf „Löschen“.</text:p>
          </table:table-cell>
          <table:table-cell table:style-name="Tabelle6.C2" office:value-type="string">
            <text:p text:style-name="P4">Frage-Dialog „Wollen Sie den Studienplan 'Mein Studienplan – Kopie' wirklich löschen?“ erscheint</text:p>
          </table:table-cell>
        </table:table-row>
        <table:table-row>
          <table:table-cell table:style-name="Tabelle6.A2" office:value-type="string">
            <text:p text:style-name="P4"/>
          </table:table-cell>
          <table:table-cell table:style-name="Tabelle6.A2" office:value-type="string">
            <text:p text:style-name="P4">Nutzer klickt auf „Ja“.</text:p>
          </table:table-cell>
          <table:table-cell table:style-name="Tabelle6.C2" office:value-type="string">
            <text:p text:style-name="P4">Dialog verschwindet, in der Hauptansicht verschwindet „Mein Studienplan – Kopie“</text:p>
          </table:table-cell>
        </table:table-row>
      </table:table>
      <text:p text:style-name="P1"/>
      <text:p text:style-name="P1"><text:soft-page-break/>Anwendungsfall Präferenzen von Wahl-Modulen bearbeiten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4">Stand</text:p>
          </table:table-cell>
          <table:table-cell table:style-name="Tabelle7.A1" office:value-type="string">
            <text:p text:style-name="P4">Aktion</text:p>
          </table:table-cell>
          <table:table-cell table:style-name="Tabelle7.C1" office:value-type="string">
            <text:p text:style-name="P4">Reaktion</text:p>
          </table:table-cell>
        </table:table-row>
        <table:table-row>
          <table:table-cell table:style-name="Tabelle7.A2" office:value-type="string">
            <text:p text:style-name="P4">Bearbeitungsansicht, Studienplan geöffnet, „Computergrafik“ im Studienplan verteilt</text:p>
          </table:table-cell>
          <table:table-cell table:style-name="Tabelle7.A2" office:value-type="string">
            <text:p text:style-name="P4">Nutzer klickt im Kasten „Computergrafik“ aufs Favo-Sternchen.</text:p>
          </table:table-cell>
          <table:table-cell table:style-name="Tabelle7.C2" office:value-type="string">
            <text:p text:style-name="P4">Das Favo-Sternchen zeigt sich aktiviert; das Modul „Computergrafik“ gilt nun als favorisiert.</text:p>
          </table:table-cell>
        </table:table-row>
        <table:table-row>
          <table:table-cell table:style-name="Tabelle7.A2" office:value-type="string">
            <text:p text:style-name="P4"/>
          </table:table-cell>
          <table:table-cell table:style-name="Tabelle7.A2" office:value-type="string">
            <text:p text:style-name="P4">Nutzer klickt auf „Computergrafik“.</text:p>
          </table:table-cell>
          <table:table-cell table:style-name="Tabelle7.C2" office:value-type="string">
            <text:p text:style-name="P4">Info-Popup zu „Computergrafik“ öffnet sich.</text:p>
          </table:table-cell>
        </table:table-row>
        <table:table-row>
          <table:table-cell table:style-name="Tabelle7.A2" office:value-type="string">
            <text:p text:style-name="P4"/>
          </table:table-cell>
          <table:table-cell table:style-name="Tabelle7.A2" office:value-type="string">
            <text:p text:style-name="P4">Nutzer klickt im Info-Popup aufs Favo-Sternchen</text:p>
          </table:table-cell>
          <table:table-cell table:style-name="Tabelle7.C2" office:value-type="string">
            <text:p text:style-name="P4">Das Favo-Sternchen zeigt sich deaktiviert; das Modul „Computergrafik“ gilt nun nicht mehr als favorisiert.</text:p>
          </table:table-cell>
        </table:table-row>
        <table:table-row>
          <table:table-cell table:style-name="Tabelle7.A2" office:value-type="string">
            <text:p text:style-name="P4"/>
          </table:table-cell>
          <table:table-cell table:style-name="Tabelle7.A2" office:value-type="string">
            <text:p text:style-name="P4">Nutzer klickt im Info-Popup aufs Schließen-Kreuz.</text:p>
          </table:table-cell>
          <table:table-cell table:style-name="Tabelle7.C2" office:value-type="string">
            <text:p text:style-name="P4">Das Info-Popup schließt sich.</text:p>
          </table:table-cell>
        </table:table-row>
        <table:table-row>
          <table:table-cell table:style-name="Tabelle7.A2" office:value-type="string">
            <text:p text:style-name="P4"/>
          </table:table-cell>
          <table:table-cell table:style-name="Tabelle7.A2" office:value-type="string">
            <text:p text:style-name="P4">Nutzer sucht nach Modul „Robotik“.</text:p>
          </table:table-cell>
          <table:table-cell table:style-name="Tabelle7.C2" office:value-type="string">
            <text:p text:style-name="P4">Das Modul erscheint in der Modulsuchleiste.</text:p>
          </table:table-cell>
        </table:table-row>
        <table:table-row>
          <table:table-cell table:style-name="Tabelle7.A2" office:value-type="string">
            <text:p text:style-name="P4"/>
          </table:table-cell>
          <table:table-cell table:style-name="Tabelle7.A2" office:value-type="string">
            <text:p text:style-name="P4">Nutzer klickt in der Leiste in Kasten „Robotik“ aufs „Dislike“-Symbol.</text:p>
          </table:table-cell>
          <table:table-cell table:style-name="Tabelle7.C2" office:value-type="string">
            <text:p text:style-name="P4">Das „Dislike“-Symbol zeigt sich aktiviert; das Modul „Robotik“ gilt nun als unerwünscht.</text:p>
          </table:table-cell>
        </table:table-row>
      </table:table>
      <text:p text:style-name="P1"/>
      <text:p text:style-name="P1">Anwendungsfall Info-Popup anzeigen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office:value-type="string">
            <text:p text:style-name="P4">Stand</text:p>
          </table:table-cell>
          <table:table-cell table:style-name="Tabelle8.A1" office:value-type="string">
            <text:p text:style-name="P4">Aktion</text:p>
          </table:table-cell>
          <table:table-cell table:style-name="Tabelle8.C1" office:value-type="string">
            <text:p text:style-name="P4">Reaktion</text:p>
          </table:table-cell>
        </table:table-row>
        <table:table-row>
          <table:table-cell table:style-name="Tabelle8.A2" office:value-type="string">
            <text:p text:style-name="P4">Bearbeitungsansicht, Studienplan geöffnet, „Computergrafik“ im Studienplan verteilt</text:p>
          </table:table-cell>
          <table:table-cell table:style-name="Tabelle8.A2" office:value-type="string">
            <text:p text:style-name="P4">Nutzer klickt auf Kasten „Computergrafik“ in der Tabelle</text:p>
          </table:table-cell>
          <table:table-cell table:style-name="Tabelle8.C2" office:value-type="string">
            <text:p text:style-name="P4">„Computergrafik“ wird farblich hervorgehoben</text:p>
          </table:table-cell>
        </table:table-row>
        <table:table-row>
          <table:table-cell table:style-name="Tabelle8.A2" office:value-type="string">
            <text:p text:style-name="P4"/>
          </table:table-cell>
          <table:table-cell table:style-name="Tabelle8.A2" office:value-type="string">
            <text:p text:style-name="P4">Nutzer klickt auf Kasten „Computergrafik“ in der Tabelle</text:p>
          </table:table-cell>
          <table:table-cell table:style-name="Tabelle8.C2" office:value-type="string">
            <text:p text:style-name="P4">Info-Popup öffnet sich über der Tabelle in der Seite selbst; es enthält</text:p>
            <text:p text:style-name="P4">* Titel + Modulnummer</text:p>
            <text:p text:style-name="P4">* Dozent, ECTS, Turnus, Dauer (in Sem.)</text:p>
            <text:p text:style-name="P4">* aktuelle angewählte ECTS (bezügl. angewählter Teilleistungen)</text:p>
            <text:p text:style-name="P4">* optionale Teilleistungen und deren Auswahlstatus und Pflichtbestandteile (dazu ECTS und Verantwortliche)</text:p>
            <text:p text:style-name="P4">* Symbol-Buttons zum Beginnen, Favorisieren und Disliken des Moduls</text:p>
          </table:table-cell>
        </table:table-row>
        <table:table-row>
          <table:table-cell table:style-name="Tabelle8.A2" office:value-type="string">
            <text:p text:style-name="P4"/>
          </table:table-cell>
          <table:table-cell table:style-name="Tabelle8.A2" office:value-type="string">
            <text:p text:style-name="P4">Nutzer klickt im Popup auf den Schließen-Button.</text:p>
          </table:table-cell>
          <table:table-cell table:style-name="Tabelle8.C2" office:value-type="string">
            <text:p text:style-name="P4">Das Popup schließt sich, „Computergrafik“ bleibt hervorgehoben</text:p>
          </table:table-cell>
        </table:table-row>
        <table:table-row>
          <table:table-cell table:style-name="Tabelle8.A2" office:value-type="string">
            <text:p text:style-name="P4"/>
          </table:table-cell>
          <table:table-cell table:style-name="Tabelle8.A2" office:value-type="string">
            <text:p text:style-name="P4">Nutzer klickt auf Kasten „Softwaretechnik“ in der Tabelle</text:p>
          </table:table-cell>
          <table:table-cell table:style-name="Tabelle8.C2" office:value-type="string">
            <text:p text:style-name="P4">„Softwaretechnik“ wird farblich hervorgehoben</text:p>
          </table:table-cell>
        </table:table-row>
        <table:table-row>
          <table:table-cell table:style-name="Tabelle8.A2" office:value-type="string">
            <text:p text:style-name="P4"/>
          </table:table-cell>
          <table:table-cell table:style-name="Tabelle8.A2" office:value-type="string">
            <text:p text:style-name="P4">Nutzer klickt auf Kasten „Softwaretechnik“ in der Tabelle</text:p>
          </table:table-cell>
          <table:table-cell table:style-name="Tabelle8.C2" office:value-type="string">
            <text:p text:style-name="P4">Info-Popup legt sich über Tabelle (wie oben)</text:p>
          </table:table-cell>
        </table:table-row>
        <table:table-row>
          <table:table-cell table:style-name="Tabelle8.A2" office:value-type="string">
            <text:p text:style-name="P4"/>
          </table:table-cell>
          <table:table-cell table:style-name="Tabelle8.A2" office:value-type="string">
            <text:p text:style-name="P4">Nutzer klickt auf „Algorithmen I“</text:p>
          </table:table-cell>
          <table:table-cell table:style-name="Tabelle8.C2" office:value-type="string">
            <text:p text:style-name="P4">Info-Popup schließt sich, „Algorithmen I“ bleibt hervorgehoben</text:p>
          </table:table-cell>
        </table:table-row>
      </table:table>
      <text:p text:style-name="P1"/>
      <text:p text:style-name="P1"><text:soft-page-break/>Anwendungsfall Info-Leiste anzeigen</text:p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4">Stand</text:p>
          </table:table-cell>
          <table:table-cell table:style-name="Tabelle9.A1" office:value-type="string">
            <text:p text:style-name="P4">Aktion</text:p>
          </table:table-cell>
          <table:table-cell table:style-name="Tabelle9.C1" office:value-type="string">
            <text:p text:style-name="P4">Reaktion</text:p>
          </table:table-cell>
        </table:table-row>
        <table:table-row>
          <table:table-cell table:style-name="Tabelle9.A2" office:value-type="string">
            <text:p text:style-name="P4">Bearbeitungsansicht, Studienplan geöffnet</text:p>
          </table:table-cell>
          <table:table-cell table:style-name="Tabelle9.A2" office:value-type="string">
            <text:p text:style-name="P4">Nutzer gibt ins Suchfeld „Computergrafik“ ein</text:p>
          </table:table-cell>
          <table:table-cell table:style-name="Tabelle9.C2" office:value-type="string">
            <text:p text:style-name="P4">Das Modul „Computergrafik“ taucht auf</text:p>
          </table:table-cell>
        </table:table-row>
        <table:table-row>
          <table:table-cell table:style-name="Tabelle9.A2" office:value-type="string">
            <text:p text:style-name="P4"/>
          </table:table-cell>
          <table:table-cell table:style-name="Tabelle9.A2" office:value-type="string">
            <text:p text:style-name="P4">Nutzer klickt in der Suchleiste auf den „Info“-Symbol</text:p>
          </table:table-cell>
          <table:table-cell table:style-name="Tabelle9.C2" office:value-type="string">
            <text:p text:style-name="P4">Die Suchleiste verwandelt sich in eine Info-Leiste und zeigt dieselben Infos zum Modul an wie das zugehörige Info-Popup (s. dort)</text:p>
          </table:table-cell>
        </table:table-row>
        <table:table-row>
          <table:table-cell table:style-name="Tabelle9.A2" office:value-type="string">
            <text:p text:style-name="P4"/>
          </table:table-cell>
          <table:table-cell table:style-name="Tabelle9.A2" office:value-type="string">
            <text:p text:style-name="P4">Nutzer klickt auf der Infotafel in der Leiste auf „Zurück“</text:p>
          </table:table-cell>
          <table:table-cell table:style-name="Tabelle9.C2" office:value-type="string">
            <text:p text:style-name="P4">Die Leiste kehrt zur vorherigen Suchansicht zurück</text:p>
          </table:table-cell>
        </table:table-row>
      </table:table>
      <text:p text:style-name="P1"/>
      <text:p text:style-name="P1">Anwendungsfall Studienplanverifizierung</text:p>
      <table:table table:name="Tabelle10" table:style-name="Tabelle10">
        <table:table-column table:style-name="Tabelle10.A" table:number-columns-repeated="3"/>
        <table:table-row>
          <table:table-cell table:style-name="Tabelle10.A1" office:value-type="string">
            <text:p text:style-name="P4">Stand</text:p>
          </table:table-cell>
          <table:table-cell table:style-name="Tabelle10.A1" office:value-type="string">
            <text:p text:style-name="P4">Aktion</text:p>
          </table:table-cell>
          <table:table-cell table:style-name="Tabelle10.C1" office:value-type="string">
            <text:p text:style-name="P4">Reaktion</text:p>
          </table:table-cell>
        </table:table-row>
        <table:table-row>
          <table:table-cell table:style-name="Tabelle10.A2" office:value-type="string">
            <text:p text:style-name="P4">Studienplan in Bearbeitungsansicht geöffnet</text:p>
          </table:table-cell>
          <table:table-cell table:style-name="Tabelle10.A2" office:value-type="string">
            <text:p text:style-name="P4">Nutzer klickt auf „Verifizieren“</text:p>
          </table:table-cell>
          <table:table-cell table:style-name="Tabelle10.C2" office:value-type="string">
            <text:p text:style-name="P4">Ladebalken erscheint (Falls Verifizierung lange benötigt), Modul, das Konflikt hervorruft, wird rot markiert</text:p>
          </table:table-cell>
        </table:table-row>
        <table:table-row>
          <table:table-cell table:style-name="Tabelle10.A2" office:value-type="string">
            <text:p text:style-name="P4"/>
          </table:table-cell>
          <table:table-cell table:style-name="Tabelle10.A2" office:value-type="string">
            <text:p text:style-name="P4">Nutzer fährt über rotes Modul</text:p>
          </table:table-cell>
          <table:table-cell table:style-name="Tabelle10.C2" office:value-type="string">
            <text:p text:style-name="P4">Ein Tooltip, der auf die Art des Konflikts hinweist, erscheint</text:p>
          </table:table-cell>
        </table:table-row>
        <table:table-row>
          <table:table-cell table:style-name="Tabelle10.A2" office:value-type="string">
            <text:p text:style-name="P4"/>
          </table:table-cell>
          <table:table-cell table:style-name="Tabelle10.A2" office:value-type="string">
            <text:p text:style-name="P4">Nutzer passt Studienplan an</text:p>
          </table:table-cell>
          <table:table-cell table:style-name="Tabelle10.C2" office:value-type="string">
            <text:p text:style-name="P4">Verify-Modus aus, wieder Bearbeitung</text:p>
          </table:table-cell>
        </table:table-row>
      </table:table>
      <text:p text:style-name="P3">TODO: hier bräuchten wir einen exemplarischen Studienplan (NU)</text:p>
      <text:p text:style-name="P1"/>
      <text:p text:style-name="P1"/>
      <text:p text:style-name="Standard"><text:span text:style-name="Absatz-Standardschriftart"><text:span text:style-name="T2">TODO</text:span></text:span><text:span text:style-name="Absatz-Standardschriftart"><text:span text:style-name="T1">:</text:span></text:span></text:p>
      <text:list xml:id="list8336057885366168214" text:style-name="L1">
        <text:list-item>
          <text:p text:style-name="P7"><text:span text:style-name="Absatz-Standardschriftart"><text:span text:style-name="T4">Studienplan duplizieren, löschen</text:span></text:span><text:span text:style-name="Absatz-Standardschriftart"><text:span text:style-name="T1"> <text:s/>(DJ)</text:span></text:span></text:p>
        </text:list-item>
        <text:list-item>
          <text:p text:style-name="P8">Modul finden;</text:p>
        </text:list-item>
        <text:list-item>
          <text:p text:style-name="P10"><text:span text:style-name="Absatz-Standardschriftart"><text:span text:style-name="T4">Präferenzen von Wahl-Modulen bearbeiten</text:span></text:span><text:span text:style-name="Absatz-Standardschriftart"><text:span text:style-name="T1"> (DJ)</text:span></text:span></text:p>
        </text:list-item>
        <text:list-item>
          <text:p text:style-name="P7"><text:span text:style-name="Absatz-Standardschriftart"><text:span text:style-name="T4">Info-Popup anzeigen</text:span></text:span><text:span text:style-name="Absatz-Standardschriftart"><text:span text:style-name="T1"> (DJ) (erweitert NU)</text:span></text:span></text:p>
        </text:list-item>
        <text:list-item>
          <text:p text:style-name="P8">Studienpläne verifizieren (mal angefangen NU)</text:p>
        </text:list-item>
        <text:list-item>
          <text:p text:style-name="P7"><text:span text:style-name="T1">Vergleichsansicht für Studienpläne</text:span></text:p>
        </text:list-item>
        <text:list-item>
          <text:p text:style-name="P8">Fehler-Anwendungsfälle</text:p>
        </text:list-item>
        <text:list-item>
          <text:p text:style-name="P9">Hauptansicht: Markierungskästchen in Anwendungsfall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false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2pt" fo:letter-spacing="normal" fo:language="de" fo:country="DE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Standard_20__28_Web_29_" style:display-name="Standard (Web)" style:family="paragraph" style:parent-style-name="Standard">
      <style:paragraph-properties fo:margin-top="0.176cm" fo:margin-bottom="0.176cm" fo:hyphenation-ladder-count="no-limit"/>
      <style:text-properties style:font-name="Times New Roman" style:font-name-asian="Times New Roman" style:language-asian="de" style:country-asian="DE" style:font-name-complex="Times New Roman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499cm" fo:margin-bottom="0.915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title/>
    <dc:description/>
    <dc:subject/>
    <meta:initial-creator>Niklas Uhl</meta:initial-creator>
    <dc:creator>Daniel Jungkind</dc:creator>
    <meta:creation-date>2016-11-14T09:31:00Z</meta:creation-date>
    <dc:date>2016-11-19T16:16:42</dc:date>
    <meta:editing-cycles>44</meta:editing-cycles>
    <meta:editing-duration>PT25M57S</meta:editing-duration>
    <meta:document-statistic meta:table-count="10" meta:image-count="0" meta:object-count="0" meta:page-count="4" meta:paragraph-count="164" meta:word-count="878" meta:character-count="7014"/>
    <meta:template xlink:type="simple" xlink:actuate="onRequest" xlink:title="" xlink:href="Normal.dotm"/>
  </office:meta>
</office:document-meta>
</file>